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officeooo:rsid="0013b50f" officeooo:paragraph-rsid="000387a8"/>
    </style:style>
    <style:style style:name="P2" style:family="paragraph" style:parent-style-name="Standard">
      <style:paragraph-properties fo:text-align="justify" style:justify-single-word="false"/>
      <style:text-properties style:font-name="Arial" officeooo:rsid="000387a8" officeooo:paragraph-rsid="000387a8"/>
    </style:style>
    <style:style style:name="P3" style:family="paragraph" style:parent-style-name="Standard">
      <style:paragraph-properties fo:text-align="center" style:justify-single-word="false"/>
      <style:text-properties style:font-name="Arial" officeooo:rsid="000387a8" officeooo:paragraph-rsid="000387a8"/>
    </style:style>
    <style:style style:name="P4" style:family="paragraph" style:parent-style-name="Standard">
      <style:paragraph-properties fo:text-align="justify" style:justify-single-word="false"/>
      <style:text-properties style:font-name="Arial" fo:font-weight="bold" officeooo:rsid="0005c8d8" officeooo:paragraph-rsid="0005c8d8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font-weight="bold" officeooo:rsid="00075024" officeooo:paragraph-rsid="00075024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" fo:font-weight="normal" officeooo:rsid="0005c8d8" officeooo:paragraph-rsid="0005c8d8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weight="normal" officeooo:rsid="000a86fb" officeooo:paragraph-rsid="000a86fb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04351b" officeooo:paragraph-rsid="000387a8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075024" officeooo:paragraph-rsid="00075024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style:text-underline-style="none" fo:font-weight="bold" officeooo:rsid="00075024" officeooo:paragraph-rsid="00075024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rial" officeooo:rsid="000387a8" officeooo:paragraph-rsid="000faf4d"/>
    </style:style>
    <style:style style:name="P12" style:family="paragraph" style:parent-style-name="Standard">
      <style:paragraph-properties fo:text-align="justify" style:justify-single-word="false"/>
      <style:text-properties style:font-name="Arial" officeooo:rsid="000387a8" officeooo:paragraph-rsid="00104d71"/>
    </style:style>
    <style:style style:name="P13" style:family="paragraph" style:parent-style-name="Standard">
      <style:paragraph-properties fo:text-align="justify" style:justify-single-word="false"/>
      <style:text-properties style:font-name="Arial" fo:font-weight="normal" officeooo:rsid="00075024" officeooo:paragraph-rsid="0005c8d8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rial" fo:font-weight="bold" officeooo:rsid="0005c8d8" officeooo:paragraph-rsid="0016d5aa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" fo:font-weight="bold" officeooo:rsid="00075024" officeooo:paragraph-rsid="001734dc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Arial" style:text-underline-style="none" fo:font-weight="bold" officeooo:rsid="00075024" officeooo:paragraph-rsid="0016d5aa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f81b1"/>
    </style:style>
    <style:style style:name="T3" style:family="text">
      <style:text-properties style:text-underline-style="solid" style:text-underline-width="auto" style:text-underline-color="font-color" officeooo:rsid="00104d71"/>
    </style:style>
    <style:style style:name="T4" style:family="text">
      <style:text-properties style:text-underline-style="solid" style:text-underline-width="auto" style:text-underline-color="font-color" officeooo:rsid="00129c93"/>
    </style:style>
    <style:style style:name="T5" style:family="text">
      <style:text-properties style:text-underline-style="solid" style:text-underline-width="auto" style:text-underline-color="font-color" officeooo:rsid="00144b4b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normal" officeooo:rsid="001630d5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officeooo:rsid="001630d5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04351b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style:text-underline-style="none" fo:font-weight="bold" officeooo:rsid="0005c8d8" style:font-weight-asian="bold" style:font-weight-complex="bold"/>
    </style:style>
    <style:style style:name="T13" style:family="text">
      <style:text-properties style:text-underline-style="none" fo:font-weight="bold" officeooo:rsid="00104d71" style:font-weight-asian="bold" style:font-weight-complex="bold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style:text-underline-style="none" fo:font-weight="normal" officeooo:rsid="0004351b" style:font-weight-asian="normal" style:font-weight-complex="normal"/>
    </style:style>
    <style:style style:name="T16" style:family="text">
      <style:text-properties style:text-underline-style="none" fo:font-weight="normal" officeooo:rsid="00075024" style:font-weight-asian="normal" style:font-weight-complex="normal"/>
    </style:style>
    <style:style style:name="T17" style:family="text">
      <style:text-properties style:text-underline-style="none" fo:font-weight="normal" officeooo:rsid="001630d5" style:font-weight-asian="normal" style:font-weight-complex="normal"/>
    </style:style>
    <style:style style:name="T18" style:family="text">
      <style:text-properties style:text-underline-style="none" officeooo:rsid="00075024"/>
    </style:style>
    <style:style style:name="T19" style:family="text">
      <style:text-properties style:text-underline-style="none" officeooo:rsid="000f81b1"/>
    </style:style>
    <style:style style:name="T20" style:family="text">
      <style:text-properties style:text-underline-style="none" officeooo:rsid="000faf4d"/>
    </style:style>
    <style:style style:name="T21" style:family="text">
      <style:text-properties style:text-underline-style="none" officeooo:rsid="00104d71"/>
    </style:style>
    <style:style style:name="T22" style:family="text">
      <style:text-properties style:text-underline-style="none" officeooo:rsid="00129c93"/>
    </style:style>
    <style:style style:name="T23" style:family="text">
      <style:text-properties style:text-underline-style="none" officeooo:rsid="00144b4b"/>
    </style:style>
    <style:style style:name="T24" style:family="text">
      <style:text-properties style:text-underline-style="none" officeooo:rsid="001630d5"/>
    </style:style>
    <style:style style:name="T25" style:family="text">
      <style:text-properties style:text-underline-style="none" officeooo:rsid="00188637"/>
    </style:style>
    <style:style style:name="T26" style:family="text">
      <style:text-properties officeooo:rsid="0011a0c5"/>
    </style:style>
    <style:style style:name="T27" style:family="text">
      <style:text-properties officeooo:rsid="00144b4b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officeooo:rsid="001630d5"/>
    </style:style>
    <style:style style:name="T30" style:family="text">
      <style:text-properties officeooo:rsid="0019e4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me: Henrique Rosa Carvalho</text:p>
      <text:p text:style-name="P1">Turma: 421</text:p>
      <text:p text:style-name="P1">Data: <text:span text:style-name="T26">05</text:span>/0<text:span text:style-name="T26">7</text:span>/2018</text:p>
      <text:p text:style-name="P1"/>
      <text:p text:style-name="P3">TRABALHO FINAL: Entrega Relacional</text:p>
      <text:p text:style-name="P3"/>
      <text:p text:style-name="P3"/>
      <text:p text:style-name="P11">Clientes (<text:span text:style-name="T2">idCliente,</text:span><text:span text:style-name="T19"> </text:span><text:span text:style-name="T9">Telefone, </text:span><text:span text:style-name="T20">Email, Nome</text:span><text:span text:style-name="T9">, Endere</text:span><text:span text:style-name="T21">c</text:span><text:span text:style-name="T9">o)</text:span></text:p>
      <text:p text:style-name="P12"><text:span text:style-name="T9">Pedidos (</text:span><text:span text:style-name="T3">idPedido</text:span><text:span text:style-name="T9">, </text:span><text:span text:style-name="T21">PrecoTotal</text:span><text:span text:style-name="T9">, </text:span><text:span text:style-name="T21">DataPedido, DataVenda, Status,</text:span><text:span text:style-name="T9"> </text:span><text:span text:style-name="T13">Clientes_idCliente</text:span><text:span text:style-name="T15">)</text:span></text:p>
      <text:p text:style-name="P12"><text:span text:style-name="T15"><text:tab/></text:span><text:span text:style-name="T13">Clientes_idCliente</text:span><text:span text:style-name="T12"> referencia Clientes</text:span></text:p>
      <text:p text:style-name="P8"/>
      <text:p text:style-name="P6"><text:span text:style-name="T10">P</text:span><text:span text:style-name="T9">rodutos (</text:span><text:span text:style-name="T4">idProd, CodProduto,</text:span><text:span text:style-name="T22"> Descricao, Preco, </text:span><text:span text:style-name="T9">Pagina, </text:span><text:span text:style-name="T22">QtdEstoque, Pontos</text:span><text:span text:style-name="T9">)</text:span></text:p>
      <text:p text:style-name="P4"><text:span text:style-name="T23">Contem</text:span><text:span text:style-name="T14"> (</text:span><text:span text:style-name="T8">Pedidos_</text:span><text:span text:style-name="T5">idPedido</text:span><text:span text:style-name="T1">, </text:span><text:span text:style-name="T8">Produtos_idProd, Produtos_CodProduto</text:span><text:span text:style-name="T16">)</text:span></text:p>
      <text:p text:style-name="P14"><text:span text:style-name="T16"><text:tab/></text:span><text:span text:style-name="T24">Pedidos_</text:span><text:span text:style-name="T23">idPedido</text:span><text:span text:style-name="T18"> referencia Pedidos</text:span></text:p>
      <text:p text:style-name="P16"><text:tab/><text:span text:style-name="T29">Produtos_idProd</text:span> referencia Produtos</text:p>
      <text:p text:style-name="P16"><text:tab/><text:span text:style-name="T29">Produtos_CodProduto referencia Produtos</text:span></text:p>
      <text:p text:style-name="P13"><text:span text:style-name="T9"/></text:p>
      <text:p text:style-name="P5"><text:span text:style-name="T24">Itens_Pedido</text:span><text:span text:style-name="T14"> (</text:span><text:span text:style-name="T7">idItens,</text:span><text:span text:style-name="T17"> </text:span><text:span text:style-name="T8">idPedido</text:span><text:span text:style-name="T1">, </text:span><text:span text:style-name="T8">idProduto</text:span><text:span text:style-name="T14">)</text:span></text:p>
      <text:p text:style-name="P15"><text:span text:style-name="T14"><text:tab/></text:span><text:span text:style-name="T24">idPedido</text:span><text:span text:style-name="T9"> referencia Pedidos</text:span></text:p>
      <text:p text:style-name="P15"><text:span text:style-name="T9"><text:tab/></text:span><text:span text:style-name="T24">idProduto</text:span><text:span text:style-name="T9"> referencia </text:span><text:span text:style-name="T25">Produtos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7T16:41:31.091000000</meta:creation-date>
    <dc:date>2018-07-05T15:17:40.150000000</dc:date>
    <meta:editing-duration>PT1H9M13S</meta:editing-duration>
    <meta:editing-cycles>16</meta:editing-cycles>
    <meta:generator>LibreOffice/4.4.6.3$Windows_x86 LibreOffice_project/e8938fd3328e95dcf59dd64e7facd2c7d67c704d</meta:generator>
    <meta:document-statistic meta:table-count="0" meta:image-count="0" meta:object-count="0" meta:page-count="1" meta:paragraph-count="15" meta:word-count="59" meta:character-count="612" meta:non-whitespace-character-count="562"/>
  </office:meta>
</office:document-meta>
</file>